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fo:background-color="#ffcc0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3333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ff3333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color="#080808" style:font-name="JetBrains Mono"/>
    </style:style>
    <style:style style:name="P19" style:family="paragraph" style:parent-style-name="Preformatted_20_Text">
      <style:text-properties fo:color="#080808" style:font-name="JetBrains Mono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fo:color="#8c8c8c" style:font-name="JetBrains Mono" fo:font-style="italic"/>
    </style:style>
    <style:style style:name="P2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/>
    </style:style>
    <style:style style:name="P2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JetBrains Mono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80808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8c8c8c" style:font-name="JetBrains Mono" fo:font-style="italic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normal" fo:background-color="transparent" style:font-style-asian="normal" style:font-weight-asian="normal" style:font-style-complex="normal" style:font-weight-complex="normal"/>
    </style:style>
    <style:style style:name="P27" style:family="paragraph" style:parent-style-name="Preformatted_20_Text">
      <style:text-properties fo:color="#a9b7c6" style:font-name="JetBrains Mono" fo:font-style="normal" style:text-underline-style="solid" style:text-underline-width="auto" style:text-underline-color="font-color" fo:font-weight="normal" fo:background-color="transparent" style:font-style-asian="normal" style:font-weight-asian="normal" style:font-style-complex="normal" style:font-weight-complex="normal"/>
    </style:style>
    <style:style style:name="P2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2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31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fo:color="#067d17"/>
    </style:style>
    <style:style style:name="T4" style:family="text">
      <style:text-properties fo:color="#067d17" style:font-name="JetBrains Mono"/>
    </style:style>
    <style:style style:name="T5" style:family="text">
      <style:text-properties fo:color="#0033b3"/>
    </style:style>
    <style:style style:name="T6" style:family="text">
      <style:text-properties fo:color="#000000"/>
    </style:style>
    <style:style style:name="T7" style:family="text">
      <style:text-properties fo:color="#000000" style:font-name="JetBrains Mono"/>
    </style:style>
    <style:style style:name="T8" style:family="text">
      <style:text-properties fo:color="#00627a" fo:font-style="italic"/>
    </style:style>
    <style:style style:name="T9" style:family="text">
      <style:text-properties fo:color="#0037a6"/>
    </style:style>
    <style:style style:name="T10" style:family="text">
      <style:text-properties style:font-name="JetBrains Mono"/>
    </style:style>
    <style:style style:name="T11" style:family="text">
      <style:text-properties style:font-name="JetBrains Mono" fo:font-style="italic"/>
    </style:style>
    <style:style style:name="T12" style:family="text">
      <style:text-properties fo:color="#871094" style:font-name="JetBrains Mono" fo:font-style="italic"/>
    </style:style>
    <style:style style:name="T13" style:family="text">
      <style:text-properties fo:color="#8c8c8c"/>
    </style:style>
    <style:style style:name="T14" style:family="text">
      <style:text-properties fo:color="#cc7832"/>
    </style:style>
    <style:style style:name="T15" style:family="text">
      <style:text-properties fo:color="#cc7832" style:font-name="JetBrains Mono"/>
    </style:style>
    <style:style style:name="T16" style:family="text">
      <style:text-properties fo:color="#9876aa" style:font-name="JetBrains Mono" fo:font-style="italic"/>
    </style:style>
    <style:style style:name="T17" style:family="text">
      <style:text-properties fo:color="#6a8759" style:font-name="JetBrains Mono"/>
    </style:style>
    <style:style style:name="T18" style:family="text">
      <style:text-properties fo:color="#ffc66d" style:font-name="JetBrains Mono"/>
    </style:style>
    <style:style style:name="T19" style:family="text">
      <style:text-properties fo:color="#808080"/>
    </style:style>
    <style:style style:name="T20" style:family="text">
      <style:text-properties fo:color="#6897bb"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ITE3</text:p>
      <text:p text:style-name="P1"/>
      <text:p text:style-name="P1">Commandes sqlite3: </text:p>
      <text:p text:style-name="P1"/>
      <text:p text:style-name="P2">Commandes utiles:</text:p>
      <text:p text:style-name="P3">.exit</text:p>
      <text:p text:style-name="P3">.help</text:p>
      <text:p text:style-name="P3">.headers ok (pour afficher en-tête)</text:p>
      <text:p text:style-name="P3">.tables (affiche nom de la table dans laquelle on se trouve)</text:p>
      <text:p text:style-name="P3">.schema (affiche la structure de la table)</text:p>
      <text:p text:style-name="P3">.dump (affiche le code nécessaire pour dupliquer la table et les valeurs)</text:p>
      <text:p text:style-name="P3">.save nom_table.db (enregistre la table)</text:p>
      <text:p text:style-name="P3">.open nomtable.db (ouvrir la table)</text:p>
      <text:p text:style-name="P3"/>
      <text:p text:style-name="P3"/>
      <text:p text:style-name="P2">Creer ou ouvrir bdd :</text:p>
      <text:p text:style-name="P3">sqlite3 nom.db</text:p>
      <text:p text:style-name="P3"/>
      <text:p text:style-name="P2">Creer / utiliser backup:</text:p>
      <text:p text:style-name="P3">.backup nom_du_backup</text:p>
      <text:p text:style-name="P3">.restore nom_du_backup</text:p>
      <text:p text:style-name="P3"/>
      <text:p text:style-name="P3"/>
      <text:p text:style-name="P3"/>
      <text:p text:style-name="P4">Commandes SQL: </text:p>
      <text:p text:style-name="P4"/>
      <text:p text:style-name="P2">Ordre des commandes:</text:p>
      <text:p text:style-name="P3">[...] – WHERE – ORDER BY – ;</text:p>
      <text:p text:style-name="P3"/>
      <text:p text:style-name="P2">Creer table :</text:p>
      <text:p text:style-name="P3">create table table nom_de_la_table (nom_du_champs1 type_du_champs1, ndc2 tdc2, ...)</text:p>
      <text:p text:style-name="P5">EX : create table contacts (name text, phone integer, email text);</text:p>
      <text:p text:style-name="P5"/>
      <text:p text:style-name="P7">Pour éviter les erreurs en cas de doublon, on peut préciser de crée la table seulement si elle n'existe pas.</text:p>
      <text:p text:style-name="P5">EX : CREATE TABLE IF NOT EXISTS contacts (name TEXT, phone INTEGER, mail TEXT);</text:p>
      <text:p text:style-name="P5"/>
      <text:p text:style-name="P13">Insérer donnée dans table :</text:p>
      <text:p text:style-name="P7">INSERT INTO nom_table (nom_champs1, nc2, ...) VALUES ('valeur1', 'valeur2', ...);</text:p>
      <text:p text:style-name="P5">EX : INSERT INTO contacts (name, phone, email) VALUES ('Tim', 123456, 'a@a.com');</text:p>
      <text:p text:style-name="P7"/>
      <text:p text:style-name="P7">OU</text:p>
      <text:p text:style-name="P7"/>
      <text:p text:style-name="P7">Si on rempli tous les champs pas besoin de préciser : </text:p>
      <text:p text:style-name="P5">EX : INSERT INTO contacts VALUES ('Tim', 123456, 'a@a.com');</text:p>
      <text:p text:style-name="P7"/>
      <text:p text:style-name="P7">OU</text:p>
      <text:p text:style-name="P7"/>
      <text:p text:style-name="P7">On peut remplir que certains champs : </text:p>
      <text:p text:style-name="P5">EX : INSERT INTO contacts (name, email) VALUES ('Tim', 'a@a.com');</text:p>
      <text:p text:style-name="P7"><text:s/>→ on n'a pas rempli le champs <text:span text:style-name="T1">phone</text:span></text:p>
      <text:p text:style-name="P5"/>
      <text:p text:style-name="P5"><text:soft-page-break/></text:p>
      <text:p text:style-name="P13">Chercher des informations:</text:p>
      <text:p text:style-name="P7">SELECT (nom_champs1, nc2 …) FROM table;</text:p>
      <text:p text:style-name="P5">EX: SELECT name, phone FROM contacts;</text:p>
      <text:p text:style-name="P5"/>
      <text:p text:style-name="P7">OU</text:p>
      <text:p text:style-name="P7"/>
      <text:p text:style-name="P7">On peut sélectionner tous les champs d'un coup</text:p>
      <text:p text:style-name="P5">EX: SELECT * FROM contacts;</text:p>
      <text:p text:style-name="P5"/>
      <text:p text:style-name="P7">OU</text:p>
      <text:p text:style-name="P7"/>
      <text:p text:style-name="P7">On peut préciser notre recherche:</text:p>
      <text:p text:style-name="P5">EX: SELECT * FROM contacts WHERE name='Raphael';</text:p>
      <text:p text:style-name="P7"/>
      <text:p text:style-name="P7">On peut préciser l'ordre d'affichage des éléments:</text:p>
      <text:p text:style-name="P5">EX: SELECT * FROM artists ORDER BY name;</text:p>
      <text:p text:style-name="P5"/>
      <text:p text:style-name="P7">Pour bien trier (car les minuscules sont alphabétiquement après les majuscules on utilise:</text:p>
      <text:p text:style-name="P5">EX: SELECT * FROM artists ORDER BY name COLLATE NOCASE;</text:p>
      <text:p text:style-name="P5"/>
      <text:p text:style-name="P7">On peut préciser si on veut un affichage par ordre croissant ou décroissant:</text:p>
      <text:p text:style-name="P5">EX: SELECT * FROM albums ORDER BY name COLLATE NOCASE DESC; (décroissant)</text:p>
      <text:p text:style-name="P5">EX: SELECT * FROM albums ORDER BY name COLLATE NOCASE ASC; (croissant – par défaut)</text:p>
      <text:p text:style-name="P5">EX: SELECT * FROM albums ORDER BY name, id; (tri d'abord par name puis par id)</text:p>
      <text:p text:style-name="P5"/>
      <text:p text:style-name="P7">Pour éviter la duplication des éléments on ajoute DISTINCT après SELECT</text:p>
      <text:p text:style-name="P5"/>
      <text:p text:style-name="P5"/>
      <text:p text:style-name="P11">Utilisation du JOIN:</text:p>
      <text:p text:style-name="P7">Avec les tables suivantes:</text:p>
      <text:p text:style-name="P7">- songs (_id INTEGER PRIMARY KEY, track INTEGER, title TEXT NOT NULL, album INTEGER);</text:p>
      <text:p text:style-name="P7">- albums (_id INTEGER PRIMARY KEY, name TEXT NOT NULL, artists INTEGER);</text:p>
      <text:p text:style-name="P7">- artists (_id INTEGER PRIMARY KEY, name TEXT NOT NULL); </text:p>
      <text:p text:style-name="P7">→ songs est lié à albums avec le champs album,</text:p>
      <text:p text:style-name="P7">→ albums est lié à artistes avec le champs artists</text:p>
      <text:p text:style-name="P7"/>
      <text:p text:style-name="P11">UNE SEULE JOINTURE (2 tables)</text:p>
      <text:p text:style-name="P7"/>
      <text:p text:style-name="P7">(avec JOIN – raccourcis de INNER JOIN)</text:p>
      <text:p text:style-name="P7">EX:</text:p>
      <text:p text:style-name="P7">SELECT songs.track, songs.title, albums.name FROM songs JOIN albums ON songs.album = albums._id;</text:p>
      <text:p text:style-name="P7"/>
      <text:p text:style-name="P5">Explications </text:p>
      <text:p text:style-name="P5">SELECT le champs track de la table songs, le champs title de la table songs, le champs name de la table albums</text:p>
      <text:p text:style-name="P5">FROM la table songs qu'on va JOIN à la table albums</text:p>
      <text:p text:style-name="P5">ON (avec le lien) le champs album de la table songs qui correspond au champs _id de la table albums</text:p>
      <text:p text:style-name="P5"><text:soft-page-break/></text:p>
      <text:p text:style-name="P7">On peut rajouter un WHERE</text:p>
      <text:p text:style-name="P7"/>
      <text:p text:style-name="P5">EX: SELECT songs.track, songs.title, albums.name FROM songs JOIN albums ON songs.album = albums._id WHERE albums.name = 'Super Lungs';</text:p>
      <text:p text:style-name="P7"/>
      <text:p text:style-name="P7"/>
      <text:p text:style-name="P7"/>
      <text:p text:style-name="P7"/>
      <text:p text:style-name="P7">(avec INNER JOIN) <text:span text:style-name="T2">(FORTEMENT RECOMMANDE)</text:span></text:p>
      <text:p text:style-name="P5">EX: SELECT songs.track, songs.title, albums.name FROM songs INNER JOIN albums ON songs.album = albums._id;</text:p>
      <text:p text:style-name="P5"/>
      <text:p text:style-name="P7">On peut rajouter un ORDER BY</text:p>
      <text:p text:style-name="P5">EX: SELECT songs.track, songs.title, albums.name FROM songs INNER JOIN albums ON songs.album = albums._id ORDER BY albums.name, songs.track;</text:p>
      <text:p text:style-name="P5"/>
      <text:p text:style-name="P11">Au moins deux jointures (au moins 3 tables)</text:p>
      <text:p text:style-name="P5">EX: SELECT artists.name, albums.name, songs.track, songs.title FROM songs</text:p>
      <text:p text:style-name="P5"><text:tab/>INNER JOIN albums ON songs.album = albums._id</text:p>
      <text:p text:style-name="P5"><text:tab/>INNER JOIN artists ON albums.artist = artists._id</text:p>
      <text:p text:style-name="P5"><text:tab/>[… autant de fois que nécessaire]</text:p>
      <text:p text:style-name="P5"><text:tab/>ORDER BY artists.name, albums.name, songs.track;</text:p>
      <text:p text:style-name="P5"/>
      <text:p text:style-name="P13">Modifier données de la table:</text:p>
      <text:p text:style-name="P15">Toujours se poser la question du WHERE</text:p>
      <text:p text:style-name="P13"/>
      <text:p text:style-name="P7">UPDATE nom_table SET nom_du_champs='nouvelle_valeur';</text:p>
      <text:p text:style-name="P5">EX: UPDATE contacts SET name='Raphael';</text:p>
      <text:p text:style-name="P8">ATTENTION, sans WHERE, on va modifier toute la table </text:p>
      <text:p text:style-name="P8"/>
      <text:p text:style-name="P17">OU</text:p>
      <text:p text:style-name="P7"/>
      <text:p text:style-name="P7">On augmente la précision avec un WHERE</text:p>
      <text:p text:style-name="P7">UPDATE nom_table SET nom_du_champs='nouvelle_valeur' WHERE nom_du_champs='valeur';</text:p>
      <text:p text:style-name="P5">EX: UPDATE contacts SET email='new@msn,com' WHERE name='Raphael';</text:p>
      <text:p text:style-name="P5"/>
      <text:p text:style-name="P7">Remarque: on peut modifier même champs qu'on utilise pour le WHERE</text:p>
      <text:p text:style-name="P5">EX: UPDATE contacts SET name='Raphaelle' WHERE name='Raphael';</text:p>
      <text:p text:style-name="P5"/>
      <text:p text:style-name="P9">La propriété WHERE peut être utilisée avec toutes les autres : INSERT INTO, SELECT, …</text:p>
      <text:p text:style-name="P9"/>
      <text:p text:style-name="P14">Avec le WHERE, on peut faire une recherche en n'ayant qu'une partie de l'expression à trouver:</text:p>
      <text:p text:style-name="P6">EX: […] WHERE name LIKE '%doctor%';</text:p>
      <text:p text:style-name="P6">On cherchera toutes les expressions qui contiennent le mot «doctor»</text:p>
      <text:p text:style-name="P6">Avec le mot clé LIKE, la casse n'est PAS prise en compte</text:p>
      <text:p text:style-name="P6"/>
      <text:p text:style-name="P6">EX: […] WHERE name LIKE 'doctor%';</text:p>
      <text:p text:style-name="P6">→ Qui commence par doctor</text:p>
      <text:p text:style-name="P6">EX: […] WHERE name LIKE '%doctor';</text:p>
      <text:p text:style-name="P6">→ Qui termine par doctor</text:p>
      <text:p text:style-name="P6"/>
      <text:p text:style-name="P14"><text:soft-page-break/>Si on fait une recherche sur des chiffres on peut utiliser des comparateurs:</text:p>
      <text:p text:style-name="P6">EX: […] WHERE id &lt; 50;</text:p>
      <text:p text:style-name="P6">EX: […] WHERE id &lt;&gt; 50;(différent)</text:p>
      <text:p text:style-name="P6">Il n'y a pas le signe égal.</text:p>
      <text:p text:style-name="P14">On peut rajouter des fonctions dans les requêtes:</text:p>
      <text:p text:style-name="P10">→ COUNT (compter le nombre d'entrées)</text:p>
      <text:p text:style-name="P10">SELECT COUNT(*) FROM la_table;</text:p>
      <text:p text:style-name="P10"/>
      <text:p text:style-name="P10">Utilisation de COUNT sans doublon:</text:p>
      <text:p text:style-name="P10">SELECT COUNT(DISTINCT nom_du_champs) FROM table;</text:p>
      <text:p text:style-name="P14"/>
      <text:p text:style-name="P6"/>
      <text:p text:style-name="P6"/>
      <text:p text:style-name="P6"/>
      <text:p text:style-name="P14">Création d'une table virtuelle:</text:p>
      <text:p text:style-name="P10">→ Permet de constituer des tables sur lesquelles on pourra uniquement lire les données.</text:p>
      <text:p text:style-name="P6">EX: CREATE VIEW nomDeLaTableVirtuelle AS (requête)</text:p>
      <text:p text:style-name="P10"/>
      <text:p text:style-name="P6">EX: </text:p>
      <text:p text:style-name="P6">CREATE VIEW nomDeLaTableVirtuelle AS (requête)</text:p>
      <text:p text:style-name="P6">SELECT songs.track, songs.title, albums.name </text:p>
      <text:p text:style-name="P6">FROM songs INNER JOIN albums ON songs.album = albums._id</text:p>
      <text:p text:style-name="P6">ORDER BY albums.name;</text:p>
      <text:p text:style-name="P6"/>
      <text:p text:style-name="P14">Supprimer une table virtuelle:</text:p>
      <text:p text:style-name="P6">EX: DROP VIEW nomDeLaTableVirtuelle;</text:p>
      <text:p text:style-name="P9"/>
      <text:p text:style-name="P9"/>
      <text:p text:style-name="P14">Supprimer les données d'une table:</text:p>
      <text:p text:style-name="P10">Encore une fois, il faut être très vigilent et systématiquement penser à l'utilité du WHERE</text:p>
      <text:p text:style-name="P16">Risque d'effacer toute la table </text:p>
      <text:p text:style-name="P14"/>
      <text:p text:style-name="P10">DELETE FROM nom_table; (supprime toute la table)</text:p>
      <text:p text:style-name="P6">Ex: DELETE FROM contacts WHERE name='George';</text:p>
      <text:p text:style-name="P6"/>
      <text:p text:style-name="P6"/>
      <text:p text:style-name="P14">Définitions:</text:p>
      <text:p text:style-name="P14"/>
      <text:p text:style-name="P6">Primary key: <text:s/>représente l'index de la table; permet de mieux lister la table et de faciliter les jointures. Les valeurs doivent être uniques. Est NOT NULL.</text:p>
      <text:p text:style-name="P6"/>
      <text:p text:style-name="P6">NOT NULL: une valeur est obligatoir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Dans Java</text:p>
      <text:p text:style-name="P12"/>
      <text:p text:style-name="P14">Connexion:</text:p>
      <text:p text:style-name="P10">Le bloc try /catch permet de couper la connexion dès qu'on sort de la boucle.</text:p>
      <text:p text:style-name="P10"/>
      <text:p text:style-name="P19"><text:span text:style-name="T5">try </text:span>(<text:span text:style-name="T6">Connection connection </text:span>= <text:span text:style-name="T6">DriverManager</text:span>.<text:span text:style-name="T8">getConnection</text:span>(<text:span text:style-name="T3">"jdbc:sqlite:C:</text:span><text:span text:style-name="T9">\\</text:span><text:span text:style-name="T3">Users</text:span><text:span text:style-name="T9">\\</text:span><text:span text:style-name="T3">rapha</text:span><text:span text:style-name="T9">\\</text:span><text:span text:style-name="T3">IdeaProjects</text:span><text:span text:style-name="T9">\\</text:span><text:span text:style-name="T3">TestDB</text:span><text:span text:style-name="T9">\\</text:span><text:span text:style-name="T3">testjava.db"</text:span>);</text:p>
      <text:p text:style-name="P23"><text:s text:c="5"/><text:span text:style-name="T7">Statement statement </text:span><text:span text:style-name="T10">= </text:span><text:span text:style-name="T7">connection</text:span><text:span text:style-name="T10">.createStatement()) {</text:span></text:p>
      <text:p text:style-name="P23"><text:s text:c="4"/><text:span text:style-name="T7">statement</text:span><text:span text:style-name="T10">.execute(</text:span><text:span text:style-name="T4">"CREATE TABLE IF NOT EXISTS contacts (name TEXT, phone INTEGER, mail TEXT)"</text:span><text:span text:style-name="T10">);</text:span></text:p>
      <text:p text:style-name="P24">} <text:span text:style-name="T5">catch </text:span>(<text:span text:style-name="T6">SQLException </text:span>e) {</text:p>
      <text:p text:style-name="P23"><text:s text:c="4"/><text:span text:style-name="T7">System</text:span><text:span text:style-name="T10">.</text:span><text:span text:style-name="T12">out</text:span><text:span text:style-name="T10">.println(</text:span><text:span text:style-name="T4">"Cannot connect to SQL DB" </text:span><text:span text:style-name="T10">+ e.getMessage());</text:span></text:p>
      <text:p text:style-name="P22">}</text:p>
      <text:p text:style-name="P10"/>
      <text:p text:style-name="P14">lire les données:</text:p>
      <text:p text:style-name="P14"/>
      <text:p text:style-name="P18"/>
      <text:p text:style-name="P20">// <text:s text:c="11"/>statement.execute("SELECT * FROM contacts");</text:p>
      <text:p text:style-name="P25">// <text:s text:c="11"/>ResultSet results = statement.getResultSet();</text:p>
      <text:p text:style-name="P25">// EQ A</text:p>
      <text:p text:style-name="P21"><text:span text:style-name="T13"><text:s text:c="4"/></text:span><text:span text:style-name="T7">ResultSet results </text:span><text:span text:style-name="T10">= </text:span><text:span text:style-name="T7">statement</text:span><text:span text:style-name="T10">.executeQuery(</text:span><text:span text:style-name="T4">"SELECT * FROM contacts"</text:span><text:span text:style-name="T10">);</text:span></text:p>
      <text:p text:style-name="P18"/>
      <text:p text:style-name="P18"/>
      <text:p text:style-name="P24"><text:span text:style-name="T5">while </text:span>(<text:span text:style-name="T6">results</text:span>.next()){</text:p>
      <text:p text:style-name="P23"><text:s text:c="4"/><text:span text:style-name="T7">System</text:span><text:span text:style-name="T10">.</text:span><text:span text:style-name="T12">out</text:span><text:span text:style-name="T10">.println(</text:span><text:span text:style-name="T7">results</text:span><text:span text:style-name="T10">.getString(</text:span><text:span text:style-name="T4">"name"</text:span><text:span text:style-name="T10">) + </text:span><text:span text:style-name="T4">" " </text:span><text:span text:style-name="T10">+</text:span></text:p>
      <text:p text:style-name="P23"><text:s text:c="12"/><text:span text:style-name="T7">results</text:span><text:span text:style-name="T10">.getInt(</text:span><text:span text:style-name="T4">"phone"</text:span><text:span text:style-name="T10">) + </text:span><text:span text:style-name="T4">" " </text:span><text:span text:style-name="T10">+</text:span></text:p>
      <text:p text:style-name="P23"><text:s text:c="12"/><text:span text:style-name="T7">results</text:span><text:span text:style-name="T10">.getString(</text:span><text:span text:style-name="T4">"mail"</text:span><text:span text:style-name="T10">));</text:span></text:p>
      <text:p text:style-name="P24">}</text:p>
      <text:p text:style-name="P22"><text:span text:style-name="T6">results</text:span>.close()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Résumé :</text:p>
      <text:p text:style-name="P14"/>
      <text:p text:style-name="P27"><text:span text:style-name="T14">package </text:span>org.example<text:span text:style-name="T14">;</text:span></text:p>
      <text:p text:style-name="P30"><text:span text:style-name="T14">import </text:span>java.sql.*<text:span text:style-name="T14">;</text:span></text:p>
      <text:p text:style-name="P30"><text:span text:style-name="T14">public class </text:span>Main {</text:p>
      <text:p text:style-name="P29"><text:s text:c="4"/><text:span text:style-name="T15">public static final </text:span><text:span text:style-name="T10">String </text:span><text:span text:style-name="T16">DB_NAME </text:span><text:span text:style-name="T10">= </text:span><text:span text:style-name="T17">"testjava.db"</text:span><text:span text:style-name="T15">;</text:span></text:p>
      <text:p text:style-name="P29"><text:span text:style-name="T14"><text:s text:c="4"/></text:span><text:span text:style-name="T15">public static final </text:span><text:span text:style-name="T10">String </text:span><text:span text:style-name="T16">CONNECTION_STRING </text:span><text:span text:style-name="T10">= </text:span><text:span text:style-name="T17">"jdbc:sqlite:" </text:span><text:span text:style-name="T10">+ </text:span><text:span text:style-name="T16">DB_NAME</text:span><text:span text:style-name="T15">;</text:span></text:p>
      <text:p text:style-name="P29"><text:span text:style-name="T14"><text:s text:c="4"/></text:span><text:span text:style-name="T15">public static final </text:span><text:span text:style-name="T10">String </text:span><text:span text:style-name="T16">TABLE_CONTACTS </text:span><text:span text:style-name="T10">= </text:span><text:span text:style-name="T17">"contacts"</text:span><text:span text:style-name="T15">;</text:span></text:p>
      <text:p text:style-name="P29"><text:span text:style-name="T14"><text:s text:c="4"/></text:span><text:span text:style-name="T15">public static final </text:span><text:span text:style-name="T10">String </text:span><text:span text:style-name="T16">COLUMN_NAME </text:span><text:span text:style-name="T10">= </text:span><text:span text:style-name="T17">"name"</text:span><text:span text:style-name="T15">;</text:span></text:p>
      <text:p text:style-name="P29"><text:span text:style-name="T14"><text:s text:c="4"/></text:span><text:span text:style-name="T15">public static final </text:span><text:span text:style-name="T10">String </text:span><text:span text:style-name="T16">COLUMN_PHONE </text:span><text:span text:style-name="T10">= </text:span><text:span text:style-name="T17">"phone"</text:span><text:span text:style-name="T15">;</text:span></text:p>
      <text:p text:style-name="P29"><text:span text:style-name="T14"><text:s text:c="4"/></text:span><text:span text:style-name="T15">public static final </text:span><text:span text:style-name="T10">String </text:span><text:span text:style-name="T16">COLUMN_EMAIL </text:span><text:span text:style-name="T10">= </text:span><text:span text:style-name="T17">"email"</text:span><text:span text:style-name="T15">;</text:span></text:p>
      <text:p text:style-name="P29"><text:span text:style-name="T14"><text:s text:c="4"/></text:span><text:span text:style-name="T15">public static void </text:span><text:span text:style-name="T18">main</text:span><text:span text:style-name="T10">(String[] args) {</text:span></text:p>
      <text:p text:style-name="P29"><text:s text:c="8"/><text:span text:style-name="T15">try </text:span><text:span text:style-name="T10">(Connection connection = DriverManager.</text:span><text:span text:style-name="T11">getConnection</text:span><text:span text:style-name="T10">(</text:span><text:span text:style-name="T16">CONNECTION_STRING</text:span><text:span text:style-name="T10">)</text:span><text:span text:style-name="T15">;</text:span></text:p>
      <text:p text:style-name="P29"><text:span text:style-name="T14"><text:s text:c="13"/></text:span><text:span text:style-name="T10">Statement statement = connection.createStatement()) {</text:span></text:p>
      <text:p text:style-name="P31">// <text:s text:c="11"/>connection.setAutoCommit(false);</text:p>
      <text:p text:style-name="P29"><text:span text:style-name="T19"><text:s text:c="12"/></text:span><text:span text:style-name="T10">statement.execute(</text:span><text:span text:style-name="T17">"DROP TABLE IF EXISTS " </text:span><text:span text:style-name="T10">+ </text:span><text:span text:style-name="T16">TABLE_CONTACTS</text:span><text:span text:style-name="T10">)</text:span><text:span text:style-name="T15">;</text:span></text:p>
      <text:p text:style-name="P29"><text:span text:style-name="T14"><text:s text:c="12"/></text:span><text:span text:style-name="T10">statement.execute(</text:span><text:span text:style-name="T17">"CREATE TABLE IF NOT EXISTS " </text:span><text:span text:style-name="T10">+ </text:span><text:span text:style-name="T16">TABLE_CONTACTS </text:span><text:span text:style-name="T10">+</text:span></text:p>
      <text:p text:style-name="P29"><text:s text:c="20"/><text:span text:style-name="T17">" (" </text:span><text:span text:style-name="T10">+ <text:s/></text:span><text:span text:style-name="T16">COLUMN_NAME </text:span><text:span text:style-name="T10">+ </text:span><text:span text:style-name="T17">" TEXT, " </text:span><text:span text:style-name="T10">+</text:span></text:p>
      <text:p text:style-name="P29"><text:s text:c="28"/><text:span text:style-name="T16">COLUMN_PHONE </text:span><text:span text:style-name="T10">+ </text:span><text:span text:style-name="T17">" INTEGER, " </text:span><text:span text:style-name="T10">+</text:span></text:p>
      <text:p text:style-name="P29"><text:s text:c="28"/><text:span text:style-name="T16">COLUMN_EMAIL </text:span><text:span text:style-name="T10">+ </text:span><text:span text:style-name="T17">" TEXT)" </text:span><text:span text:style-name="T10">)</text:span><text:span text:style-name="T15">;</text:span></text:p>
      <text:p text:style-name="P29"><text:span text:style-name="T14"><text:s text:c="12"/></text:span><text:span text:style-name="T11">insertContact</text:span><text:span text:style-name="T10">(statement</text:span><text:span text:style-name="T15">, </text:span><text:span text:style-name="T17">"Raphael"</text:span><text:span text:style-name="T15">, </text:span><text:span text:style-name="T20">63852</text:span><text:span text:style-name="T15">, </text:span><text:span text:style-name="T17">"raph@g.com"</text:span><text:span text:style-name="T10">)</text:span><text:span text:style-name="T15">;</text:span></text:p>
      <text:p text:style-name="P29"><text:span text:style-name="T14"><text:s text:c="12"/></text:span><text:span text:style-name="T11">insertContact</text:span><text:span text:style-name="T10">(statement</text:span><text:span text:style-name="T15">, </text:span><text:span text:style-name="T17">"Joe"</text:span><text:span text:style-name="T15">, </text:span><text:span text:style-name="T20">123456</text:span><text:span text:style-name="T15">, </text:span><text:span text:style-name="T17">"joe@joe.com"</text:span><text:span text:style-name="T10">)</text:span><text:span text:style-name="T15">;</text:span></text:p>
      <text:p text:style-name="P29"><text:span text:style-name="T14"><text:s text:c="12"/></text:span><text:span text:style-name="T11">insertContact</text:span><text:span text:style-name="T10">(statement</text:span><text:span text:style-name="T15">, </text:span><text:span text:style-name="T17">"Tim"</text:span><text:span text:style-name="T15">, </text:span><text:span text:style-name="T20">471582</text:span><text:span text:style-name="T15">, </text:span><text:span text:style-name="T17">"@@@@tim"</text:span><text:span text:style-name="T10">)</text:span><text:span text:style-name="T15">;</text:span></text:p>
      <text:p text:style-name="P29"><text:span text:style-name="T14"><text:s text:c="12"/></text:span><text:span text:style-name="T10">statement.execute(</text:span><text:span text:style-name="T17">" UPDATE " </text:span><text:span text:style-name="T10">+ </text:span><text:span text:style-name="T16">TABLE_CONTACTS </text:span><text:span text:style-name="T10">+</text:span></text:p>
      <text:p text:style-name="P29"><text:s text:c="36"/><text:span text:style-name="T17">" SET " </text:span><text:span text:style-name="T10">+ </text:span><text:span text:style-name="T16">COLUMN_PHONE </text:span><text:span text:style-name="T10">+ </text:span><text:span text:style-name="T17">" = <text:s/>1111111 " </text:span><text:span text:style-name="T10">+</text:span></text:p>
      <text:p text:style-name="P29"><text:s text:c="36"/><text:span text:style-name="T17">" WHERE " </text:span><text:span text:style-name="T10">+ </text:span><text:span text:style-name="T16">COLUMN_NAME </text:span><text:span text:style-name="T10">+ </text:span><text:span text:style-name="T17">" = 'Raphael'" </text:span><text:span text:style-name="T10">)</text:span><text:span text:style-name="T15">;</text:span></text:p>
      <text:p text:style-name="P29"><text:span text:style-name="T14"><text:s text:c="12"/></text:span><text:span text:style-name="T10">statement.execute( <text:s/></text:span><text:span text:style-name="T17">"DELETE FROM " </text:span><text:span text:style-name="T10">+ </text:span><text:span text:style-name="T16">TABLE_CONTACTS </text:span><text:span text:style-name="T10">+</text:span></text:p>
      <text:p text:style-name="P29"><text:s text:c="36"/><text:span text:style-name="T17">" WHERE " </text:span><text:span text:style-name="T10">+ </text:span><text:span text:style-name="T16">COLUMN_NAME </text:span><text:span text:style-name="T10">+ </text:span><text:span text:style-name="T17">" = 'Joe'"</text:span><text:span text:style-name="T10">)</text:span><text:span text:style-name="T15">;</text:span></text:p>
      <text:p text:style-name="P29"><text:span text:style-name="T14"><text:s text:c="12"/></text:span><text:span text:style-name="T10">ResultSet results = statement.executeQuery(</text:span><text:span text:style-name="T17">"SELECT * FROM " </text:span><text:span text:style-name="T10">+ </text:span><text:span text:style-name="T16">TABLE_CONTACTS</text:span><text:span text:style-name="T10">)</text:span><text:span text:style-name="T15">;</text:span></text:p>
      <text:p text:style-name="P29"><text:span text:style-name="T14"><text:s text:c="12"/></text:span><text:span text:style-name="T15">while </text:span><text:span text:style-name="T10">(results.next()){</text:span></text:p>
      <text:p text:style-name="P29"><text:s text:c="16"/><text:span text:style-name="T10">System.</text:span><text:span text:style-name="T16">out</text:span><text:span text:style-name="T10">.println(results.getString(</text:span><text:span text:style-name="T16">COLUMN_NAME</text:span><text:span text:style-name="T10">) + </text:span><text:span text:style-name="T17">" " </text:span><text:span text:style-name="T10">+</text:span></text:p>
      <text:p text:style-name="P29"><text:s text:c="24"/><text:span text:style-name="T10">results.getInt(</text:span><text:span text:style-name="T16">COLUMN_PHONE</text:span><text:span text:style-name="T10">) + </text:span><text:span text:style-name="T17">" " </text:span><text:span text:style-name="T10">+</text:span></text:p>
      <text:p text:style-name="P29"><text:s text:c="24"/><text:span text:style-name="T10">results.getString(</text:span><text:span text:style-name="T16">COLUMN_EMAIL</text:span><text:span text:style-name="T10">))</text:span><text:span text:style-name="T15">;</text:span></text:p>
      <text:p text:style-name="P29"><text:span text:style-name="T14"><text:s text:c="12"/></text:span><text:span text:style-name="T10">}</text:span></text:p>
      <text:p text:style-name="P29"><text:s text:c="12"/><text:span text:style-name="T10">results.close()</text:span><text:span text:style-name="T15">;</text:span></text:p>
      <text:p text:style-name="P29"><text:span text:style-name="T14"><text:s text:c="8"/></text:span><text:span text:style-name="T10">} </text:span><text:span text:style-name="T15">catch </text:span><text:span text:style-name="T10">(SQLException e) {</text:span></text:p>
      <text:p text:style-name="P29"><text:s text:c="12"/><text:span text:style-name="T10">System.</text:span><text:span text:style-name="T16">out</text:span><text:span text:style-name="T10">.println(</text:span><text:span text:style-name="T17">"Cannot connect to SQL DB" </text:span><text:span text:style-name="T10">+ e.getMessage())</text:span><text:span text:style-name="T15">;</text:span></text:p>
      <text:p text:style-name="P29"><text:span text:style-name="T14"><text:s text:c="8"/></text:span><text:span text:style-name="T10">}</text:span></text:p>
      <text:p text:style-name="P29"><text:s text:c="4"/><text:span text:style-name="T10">}</text:span></text:p>
      <text:p text:style-name="P29"><text:s text:c="4"/><text:span text:style-name="T15">private static void </text:span><text:span text:style-name="T18">insertContact</text:span><text:span text:style-name="T10">(Statement statement</text:span><text:span text:style-name="T15">, </text:span><text:span text:style-name="T10">String name</text:span><text:span text:style-name="T15">, int </text:span><text:span text:style-name="T10">phone</text:span><text:span text:style-name="T15">, </text:span><text:span text:style-name="T10">String email) </text:span><text:span text:style-name="T15">throws </text:span><text:span text:style-name="T10">SQLException {</text:span></text:p>
      <text:p text:style-name="P29"><text:s text:c="8"/><text:span text:style-name="T10">statement.execute( <text:s/></text:span><text:span text:style-name="T17">"INSERT INTO " </text:span><text:span text:style-name="T10">+ </text:span><text:span text:style-name="T16">TABLE_CONTACTS </text:span><text:span text:style-name="T10">+</text:span></text:p>
      <text:p text:style-name="P29"><text:s text:c="16"/><text:span text:style-name="T17">" (" </text:span><text:span text:style-name="T10">+ <text:s/></text:span><text:span text:style-name="T16">COLUMN_NAME </text:span><text:span text:style-name="T10">+ </text:span><text:span text:style-name="T17">", " </text:span><text:span text:style-name="T10">+</text:span></text:p>
      <text:p text:style-name="P29"><text:s text:c="16"/><text:span text:style-name="T16">COLUMN_PHONE </text:span><text:span text:style-name="T10">+ </text:span><text:span text:style-name="T17">", " </text:span><text:span text:style-name="T10">+</text:span></text:p>
      <text:p text:style-name="P29"><text:s text:c="16"/><text:span text:style-name="T16">COLUMN_EMAIL </text:span><text:span text:style-name="T10">+ </text:span><text:span text:style-name="T17">")" </text:span><text:span text:style-name="T10">+</text:span></text:p>
      <text:p text:style-name="P29"><text:s text:c="16"/><text:span text:style-name="T17">"VALUES ('" </text:span><text:span text:style-name="T10">+ name + </text:span><text:span text:style-name="T17">"', "</text:span><text:span text:style-name="T10">+ phone +</text:span><text:span text:style-name="T17">", '" </text:span><text:span text:style-name="T10">+ email + </text:span><text:span text:style-name="T17">"')"</text:span><text:span text:style-name="T10">)</text:span><text:span text:style-name="T15">;</text:span></text:p>
      <text:p text:style-name="P29"><text:span text:style-name="T14"><text:s text:c="4"/></text:span><text:span text:style-name="T10">}</text:span></text:p>
      <text:p text:style-name="P28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phael AM</meta:initial-creator>
    <meta:creation-date>2022-10-15T16:57:45.79</meta:creation-date>
    <dc:date>2022-10-24T16:29:30.96</dc:date>
    <dc:creator>Raphael AM</dc:creator>
    <meta:editing-duration>PT22H25M36S</meta:editing-duration>
    <meta:editing-cycles>21</meta:editing-cycles>
    <meta:generator>OpenOffice/4.1.13$Win32 OpenOffice.org_project/4113m1$Build-9810</meta:generator>
    <meta:document-statistic meta:table-count="0" meta:image-count="0" meta:object-count="0" meta:page-count="6" meta:paragraph-count="192" meta:word-count="1288" meta:character-count="9177"/>
  </office:meta>
</office:document-meta>
</file>